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'Helvetica Neue', Helvetica, Arial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5.666cm" style:rel-column-width="3212*"/>
    </style:style>
    <style:style style:name="Tabla1.C" style:family="table-column">
      <style:table-column-properties style:column-width="5.667cm" style:rel-column-width="3213*"/>
    </style:style>
    <style:style style:name="Tabla1.A1" style:family="table-cell">
      <style:table-cell-properties fo:background-color="#0066cc" fo:padding="0.097cm" fo:border-left="none" fo:border-right="none" fo:border-top="none" fo:border-bottom="0.002cm solid #000000">
        <style:background-image/>
      </style:table-cell-properties>
    </style:style>
    <style:style style:name="Tabla1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line-height="115%"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size="14pt" fo:language="ca" fo:country="ES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text-align="end" style:justify-single-word="false"/>
      <style:text-properties style:font-name="Arial"/>
    </style:style>
    <style:style style:name="P9" style:family="paragraph" style:parent-style-name="Table_20_Contents" style:list-style-name="L2">
      <style:paragraph-properties fo:line-height="115%" fo:text-align="justify" style:justify-single-word="false"/>
      <style:text-properties style:font-name="Arial"/>
    </style:style>
    <style:style style:name="P10" style:family="paragraph" style:parent-style-name="Table_20_Contents" style:list-style-name="L4">
      <style:paragraph-properties fo:line-height="115%" fo:text-align="justify" style:justify-single-word="false"/>
      <style:text-properties style:font-name="Arial"/>
    </style:style>
    <style:style style:name="P11" style:family="paragraph" style:parent-style-name="Table_20_Contents">
      <style:paragraph-properties fo:line-height="115%" fo:text-align="center" style:justify-single-word="false"/>
      <style:text-properties fo:color="#ffffff" style:font-name="Arial" fo:font-weight="bold" style:font-weight-asian="bold" style:font-weight-complex="bold"/>
    </style:style>
    <style:style style:name="P12" style:family="paragraph" style:parent-style-name="Table_20_Contents" style:list-style-name="L3">
      <style:paragraph-properties fo:line-height="115%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language="ca" fo:country="ES" style:language-asian="zxx" style:country-asian="none" style:language-complex="zxx" style:country-complex="none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tats del confinament 2</text:p>
      <text:p text:style-name="P2"/>
      <text:list xml:id="list7036563479987755000" text:style-name="L1">
        <text:list-item>
          <text:p text:style-name="P4">Investiga els aparells que produeixen radioacions ionitzants al teu domicili. Quines mesures pots prendre per evitar-les?</text:p>
        </text:list-item>
      </text:list>
      <text:p text:style-name="P3"/>
      <text:p text:style-name="P3"><text:tab/><text:span text:style-name="T4">No he trobat electrodomestics al meu domicili que produeixin radiacions ionitzants, <text:tab/>només no ionitzants.</text:span></text:p>
      <text:p text:style-name="P3"/>
      <text:list xml:id="list33388814" text:continue-numbering="true" text:style-name="L1">
        <text:list-item>
          <text:p text:style-name="P4">Quin tipus de radiacions són més perilloses per al cos humà?</text:p>
        </text:list-item>
      </text:list>
      <text:p text:style-name="P3"><text:tab/></text:p>
      <text:p text:style-name="P3"><text:tab/><text:span text:style-name="T4">Les radiacions ionitzants que es componen per raigs X, raigs gamma, particules </text:span><text:span text:style-name="T5">α i<text:tab/>β i els neutrons.</text:span></text:p>
      <text:p text:style-name="P3"/>
      <text:list xml:id="list33367516" text:continue-numbering="true" text:style-name="L1">
        <text:list-item>
          <text:p text:style-name="P4">Fes una llista d'utilitats de les radiacions que s'utilitzen en medicina.</text:p>
        </text:list-item>
      </text:list>
      <text:p text:style-name="P3"/>
      <text:p text:style-name="P3"><text:tab/><text:span text:style-name="T4">S'utilitzen en radiografies, mamografies, examens dentals, densitometríes,<text:tab/>tomografía computaritzada, per a tractament d'enfermetats com el cáncer o tumors.</text:span></text:p>
      <text:p text:style-name="P3"/>
      <text:list xml:id="list33384627" text:continue-numbering="true" text:style-name="L1">
        <text:list-item>
          <text:p text:style-name="P4">En una joieria es fan dues activitats diferents, una de destinada a la venda i l'altra a tasques de creació i reparació de joies, que exigeix molta concentració i exactitud. Quin nivell mínim d'il·luminació requerirà cadascuna d'aquestes?</text:p>
        </text:list-item>
      </text:list>
      <text:p text:style-name="P6"/>
      <text:p text:style-name="P6"><text:tab/><text:span text:style-name="T3">La zona de venda necesitará una il·luminació mínima de 100 lx, per la zona de <text:tab/>creació i reparació de joies necessitarem una il·luminació mínima de 1000 lx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<text:s text:c="3"/>1. Copia la taula següent i anota els riscos més frequents que hi ha en aquestes <text:tab/>professions:</text:span></text:p>
      <text:p text:style-name="P3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1">Professió</text:p>
          </table:table-cell>
          <table:table-cell table:style-name="Tabla1.A1" office:value-type="string">
            <text:p text:style-name="P11">Principals riscos</text:p>
          </table:table-cell>
          <table:table-cell table:style-name="Tabla1.A1" office:value-type="string">
            <text:p text:style-name="P11">Forma d'evitar-los</text:p>
          </table:table-cell>
        </table:table-row>
        <table:table-row>
          <table:table-cell table:style-name="Tabla1.A2" office:value-type="string">
            <text:list xml:id="list1508715961413393437" text:style-name="L3">
              <text:list-item>
                <text:p text:style-name="P12"><text:span text:style-name="T1">Fuster</text:span></text:p>
              </text:list-item>
            </text:list>
          </table:table-cell>
          <table:table-cell table:style-name="Tabla1.A2" office:value-type="string">
            <text:list xml:id="list3094202126037165766" text:style-name="L2">
              <text:list-item>
                <text:p text:style-name="P9">Cops contra objectes</text:p>
              </text:list-item>
              <text:list-item>
                <text:p text:style-name="P9">Atrapaments</text:p>
              </text:list-item>
              <text:list-item>
                <text:p text:style-name="P9">Talls i projeccions de partícules</text:p>
              </text:list-item>
              <text:list-item>
                <text:p text:style-name="P9">Soroll</text:p>
              </text:list-item>
              <text:list-item>
                <text:p text:style-name="P9">Vibracions</text:p>
              </text:list-item>
            </text:list>
          </table:table-cell>
          <table:table-cell table:style-name="Tabla1.A2" office:value-type="string">
            <text:list xml:id="list33372699" text:continue-numbering="true" text:style-name="L2">
              <text:list-item>
                <text:p text:style-name="P9">Respectar els mínims d'espai de treball</text:p>
              </text:list-item>
              <text:list-item>
                <text:p text:style-name="P9">Il·luminació adequeada</text:p>
              </text:list-item>
              <text:list-item>
                <text:p text:style-name="P9">Aillar les màquines</text:p>
              </text:list-item>
              <text:list-item>
                <text:p text:style-name="P9">EPI's</text:p>
              </text:list-item>
            </text:list>
          </table:table-cell>
        </table:table-row>
        <table:table-row>
          <table:table-cell table:style-name="Tabla1.A2" office:value-type="string">
            <text:list xml:id="list5928561918553694874" text:style-name="L4">
              <text:list-item>
                <text:p text:style-name="P10">Taxista</text:p>
              </text:list-item>
            </text:list>
          </table:table-cell>
          <table:table-cell table:style-name="Tabla1.A2" office:value-type="string">
            <text:list xml:id="list33380121" text:continue-numbering="true" text:style-name="L4">
              <text:list-item>
                <text:p text:style-name="P10">Soroll</text:p>
              </text:list-item>
              <text:list-item>
                <text:p text:style-name="P10">Vibracions</text:p>
              </text:list-item>
            </text:list>
          </table:table-cell>
          <table:table-cell table:style-name="Tabla1.A2" office:value-type="string">
            <text:list xml:id="list33386433" text:continue-numbering="true" text:style-name="L4">
              <text:list-item>
                <text:p text:style-name="P10">Triar equips de treball que generin menys soroll i mantenir-los</text:p>
              </text:list-item>
              <text:list-item>
                <text:p text:style-name="P10">EPI's</text:p>
              </text:list-item>
            </text:list>
          </table:table-cell>
        </table:table-row>
        <table:table-row>
          <table:table-cell table:style-name="Tabla1.A2" office:value-type="string">
            <text:list xml:id="list33369426" text:continue-numbering="true" text:style-name="L4">
              <text:list-item>
                <text:p text:style-name="P10">Empleat d'un banc</text:p>
              </text:list-item>
            </text:list>
          </table:table-cell>
          <table:table-cell table:style-name="Tabla1.A2" office:value-type="string">
            <text:list xml:id="list33364665" text:continue-numbering="true" text:style-name="L4">
              <text:list-item>
                <text:p text:style-name="P10">Caigudes a mateix nivell i a diferent nivell</text:p>
              </text:list-item>
              <text:list-item>
                <text:p text:style-name="P10">Cops contra objectes</text:p>
              </text:list-item>
              <text:list-item>
                <text:p text:style-name="P10">Il·luminació deficient</text:p>
              </text:list-item>
            </text:list>
          </table:table-cell>
          <table:table-cell table:style-name="Tabla1.A2" office:value-type="string">
            <text:list xml:id="list33385004" text:continue-numbering="true" text:style-name="L4">
              <text:list-item>
                <text:p text:style-name="P10">Respectar els mínims d'espai de treball</text:p>
              </text:list-item>
              <text:list-item>
                <text:p text:style-name="P10">Il·luminar adequadament l'espai de treball</text:p>
              </text:list-item>
            </text:list>
          </table:table-cell>
        </table:table-row>
        <table:table-row>
          <table:table-cell table:style-name="Tabla1.A2" office:value-type="string">
            <text:list xml:id="list33380139" text:continue-numbering="true" text:style-name="L4">
              <text:list-item>
                <text:p text:style-name="P10">Infermera</text:p>
              </text:list-item>
            </text:list>
          </table:table-cell>
          <table:table-cell table:style-name="Tabla1.A2" office:value-type="string">
            <text:list xml:id="list33380296" text:continue-numbering="true" text:style-name="L4">
              <text:list-item>
                <text:p text:style-name="P10">Caigudes al mateix i diferent nivell</text:p>
              </text:list-item>
              <text:list-item>
                <text:p text:style-name="P10">Cops contra objectes</text:p>
              </text:list-item>
              <text:list-item>
                <text:p text:style-name="P10">Talls</text:p>
              </text:list-item>
            </text:list>
          </table:table-cell>
          <table:table-cell table:style-name="Tabla1.A2" office:value-type="string">
            <text:list xml:id="list33370838" text:continue-numbering="true" text:style-name="L4">
              <text:list-item>
                <text:p text:style-name="P10">Respectar els mínims d'espai de treball</text:p>
              </text:list-item>
              <text:list-item>
                <text:p text:style-name="P10">Il·luminar adequadament l'espai de treball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'Helvetica Neue', Helvetica, Arial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99cm" table:align="margins" style:shadow="none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>
            <table:table-cell table:style-name="Tabla2.A1" office:value-type="string">
              <text:p text:style-name="MP1">AWS 1 FOL</text:p>
            </table:table-cell>
            <table:table-cell table:style-name="Tabla2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2S</meta:editing-duration>
    <meta:editing-cycles>6</meta:editing-cycles>
    <meta:generator>OpenOffice/4.1.3$Win32 OpenOffice.org_project/413m1$Build-9783</meta:generator>
    <dc:date>2020-10-31T13:15:50.19</dc:date>
    <dc:creator>Carlos Guillermo Valenzuela García</dc:creator>
    <meta:document-statistic meta:table-count="2" meta:image-count="0" meta:object-count="0" meta:page-count="2" meta:paragraph-count="43" meta:word-count="287" meta:character-count="1839"/>
    <meta:user-defined meta:name="Info 1"/>
    <meta:user-defined meta:name="Info 2"/>
    <meta:user-defined meta:name="Info 3"/>
    <meta:user-defined meta:name="Info 4"/>
  </office:meta>
</office:document-meta>
</file>